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0dfb2" officeooo:paragraph-rsid="0000dfb2"/>
    </style:style>
    <style:style style:name="P2" style:family="paragraph" style:parent-style-name="Standard">
      <style:text-properties officeooo:rsid="00027759" officeooo:paragraph-rsid="00027759"/>
    </style:style>
    <style:style style:name="P3" style:family="paragraph" style:parent-style-name="Standard" style:list-style-name="L1">
      <style:text-properties officeooo:rsid="0000dfb2" officeooo:paragraph-rsid="0000dfb2"/>
    </style:style>
    <style:style style:name="P4" style:family="paragraph" style:parent-style-name="Standard" style:list-style-name="L1">
      <style:text-properties officeooo:rsid="00034e47" officeooo:paragraph-rsid="00034e47"/>
    </style:style>
    <style:style style:name="P5" style:family="paragraph" style:parent-style-name="Standard" style:list-style-name="L2">
      <style:text-properties officeooo:rsid="00027759" officeooo:paragraph-rsid="00027759"/>
    </style:style>
    <style:style style:name="P6" style:family="paragraph" style:parent-style-name="Standard">
      <style:text-properties fo:font-size="18pt" officeooo:rsid="00027759" officeooo:paragraph-rsid="00027759" style:font-size-asian="18pt" style:font-size-complex="18pt"/>
    </style:style>
    <style:style style:name="P7" style:family="paragraph" style:parent-style-name="Standard">
      <style:text-properties fo:font-size="14pt" officeooo:rsid="00027759" officeooo:paragraph-rsid="00027759" style:font-size-asian="14pt" style:font-size-complex="14pt"/>
    </style:style>
    <style:style style:name="T1" style:family="text">
      <style:text-properties officeooo:rsid="00029b7f"/>
    </style:style>
    <style:style style:name="T2" style:family="text">
      <style:text-properties fo:color="#89c765" fo:background-color="transparent" loext:char-shading-value="0"/>
    </style:style>
    <style:style style:name="T3" style:family="text">
      <style:text-properties fo:color="#f04e4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How to save <text:span text:style-name="T1">word documents</text:span> in GIT.</text:p>
      <text:p text:style-name="P2"/>
      <text:p text:style-name="P2"/>
      <text:p text:style-name="P7">How to use git for version control of files.</text:p>
      <text:list xml:id="list933752159" text:style-name="L1">
        <text:list-item>
          <text:p text:style-name="P3">Open terminal of the directory where the content exists. </text:p>
        </text:list-item>
        <text:list-item>
          <text:p text:style-name="P3">Right click on the directory, and choose “open in terminal”. (blog)</text:p>
        </text:list-item>
        <text:list-item>
          <text:p text:style-name="P3">Type “git status” then press enter. That tells you what you need to commit.</text:p>
          <text:list>
            <text:list-item>
              <text:p text:style-name="P4">New things are written in <text:span text:style-name="T3">red</text:span>.</text:p>
            </text:list-item>
          </text:list>
        </text:list-item>
        <text:list-item>
          <text:p text:style-name="P3">Type “git add blog_notes.odt” to add blog_notes.odt to stage.</text:p>
          <text:list>
            <text:list-item>
              <text:p text:style-name="P4">Staged new file or modified things are written in <text:span text:style-name="T2">green</text:span>. </text:p>
            </text:list-item>
          </text:list>
        </text:list-item>
        <text:list-item>
          <text:p text:style-name="P3">Once you are staged, you know that you can commit.</text:p>
        </text:list-item>
        <text:list-item>
          <text:p text:style-name="P3">Type ‘git commit -m "Elements - text and list" ‘</text:p>
          <text:list>
            <text:list-item>
              <text:p text:style-name="P4">Type your message with specific information of what is the new saved change between quotes.</text:p>
            </text:list-item>
          </text:list>
        </text:list-item>
      </text:list>
      <text:p text:style-name="P1"/>
      <text:p text:style-name="P1"/>
      <text:p text:style-name="P7">Useful commands:</text:p>
      <text:list xml:id="list3685438602" text:style-name="L2">
        <text:list-item>
          <text:p text:style-name="P5">git status</text:p>
        </text:list-item>
        <text:list-item>
          <text:p text:style-name="P5">git log</text:p>
        </text:list-item>
        <text:list-item>
          <text:p text:style-name="P5">git diff</text:p>
        </text:list-item>
      </text:list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07T13:38:08.047994886</meta:creation-date>
    <dc:date>2022-01-07T15:22:52.049491068</dc:date>
    <meta:editing-duration>PT43M43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1" meta:paragraph-count="15" meta:word-count="130" meta:character-count="667" meta:non-whitespace-character-count="562"/>
  </office:meta>
</office:document-meta>
</file>